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" style:family="table">
      <style:table-properties style:width="7.0938in" fo:margin-left="0in" table:align="left" style:writing-mode="lr-tb"/>
    </style:style>
    <style:style style:name="Table1.A" style:family="table-column">
      <style:table-column-properties style:column-width="1.4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1.3403in"/>
    </style:style>
    <style:style style:name="Table1.D" style:family="table-column">
      <style:table-column-properties style:column-width="1.3944in"/>
    </style:style>
    <style:style style:name="Table1.E" style:family="table-column">
      <style:table-column-properties style:column-width="1.4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0.5pt solid #000001"/>
    </style:style>
    <style:style style:name="Table2" style:family="table">
      <style:table-properties style:width="7.0931in" fo:margin-left="0in" table:align="left" style:writing-mode="lr-tb"/>
    </style:style>
    <style:style style:name="Table2.A" style:family="table-column">
      <style:table-column-properties style:column-width="0.959in"/>
    </style:style>
    <style:style style:name="Table2.B" style:family="table-column">
      <style:table-column-properties style:column-width="1.2104in"/>
    </style:style>
    <style:style style:name="Table2.C" style:family="table-column">
      <style:table-column-properties style:column-width="1.3944in"/>
    </style:style>
    <style:style style:name="Table2.D" style:family="table-column">
      <style:table-column-properties style:column-width="1.3139in"/>
    </style:style>
    <style:style style:name="Table2.E" style:family="table-column">
      <style:table-column-properties style:column-width="2.21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0.5pt solid #000001"/>
    </style:style>
    <style:style style:name="Table3" style:family="table">
      <style:table-properties style:width="7.0931in" fo:margin-left="0in" table:align="left" style:writing-mode="lr-tb"/>
    </style:style>
    <style:style style:name="Table3.A" style:family="table-column">
      <style:table-column-properties style:column-width="1.6278in"/>
    </style:style>
    <style:style style:name="Table3.B" style:family="table-column">
      <style:table-column-properties style:column-width="1.6868in"/>
    </style:style>
    <style:style style:name="Table3.C" style:family="table-column">
      <style:table-column-properties style:column-width="1.3111in"/>
    </style:style>
    <style:style style:name="Table3.D" style:family="table-column">
      <style:table-column-properties style:column-width="1.1847in"/>
    </style:style>
    <style:style style:name="Table3.E" style:family="table-column">
      <style:table-column-properties style:column-width="1.2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in" fo:border="0.5pt solid #000001"/>
    </style:style>
    <style:style style:name="Table3.3" style:family="table-row">
      <style:table-row-properties style:min-row-height="0.3993in" fo:keep-together="auto"/>
    </style:style>
    <style:style style:name="Table4" style:family="table">
      <style:table-properties style:width="7.0674in" table:align="center" style:writing-mode="lr-tb"/>
    </style:style>
    <style:style style:name="Table4.A" style:family="table-column">
      <style:table-column-properties style:column-width="7.0674in"/>
    </style:style>
    <style:style style:name="Table4.1" style:family="table-row">
      <style:table-row-properties style:min-row-height="0.2257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5" style:family="table">
      <style:table-properties style:width="7.4257in" table:align="center" style:writing-mode="lr-tb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1.5611in"/>
    </style:style>
    <style:style style:name="Table5.C" style:family="table-column">
      <style:table-column-properties style:column-width="0.3056in"/>
    </style:style>
    <style:style style:name="Table5.D" style:family="table-column">
      <style:table-column-properties style:column-width="1.5576in"/>
    </style:style>
    <style:style style:name="Table5.E" style:family="table-column">
      <style:table-column-properties style:column-width="0.3021in"/>
    </style:style>
    <style:style style:name="Table5.F" style:family="table-column">
      <style:table-column-properties style:column-width="1.559in"/>
    </style:style>
    <style:style style:name="Table5.G" style:family="table-column">
      <style:table-column-properties style:column-width="0.2528in"/>
    </style:style>
    <style:style style:name="Table5.H" style:family="table-column">
      <style:table-column-properties style:column-width="1.59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-left="0.5pt solid #000001" fo:border-right="none" fo:border-top="0.5pt solid #000001" fo:border-bottom="0.5pt solid #000001"/>
    </style:style>
    <style:style style:name="Table5.B1" style:family="table-cell">
      <style:table-cell-properties fo:padding="0in" fo:border-left="none" fo:border-right="0.5pt solid #000001" fo:border-top="0.5pt solid #000001" fo:border-bottom="0.5pt solid #000001"/>
    </style:style>
    <style:style style:name="Table6" style:family="table">
      <style:table-properties style:width="7.0931in" table:align="center" style:writing-mode="lr-tb"/>
    </style:style>
    <style:style style:name="Table6.A" style:family="table-column">
      <style:table-column-properties style:column-width="0.4438in"/>
    </style:style>
    <style:style style:name="Table6.B" style:family="table-column">
      <style:table-column-properties style:column-width="1.2611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3375in"/>
    </style:style>
    <style:style style:name="Table6.E" style:family="table-column">
      <style:table-column-properties style:column-width="0.5646in"/>
    </style:style>
    <style:style style:name="Table6.F" style:family="table-column">
      <style:table-column-properties style:column-width="1.2653in"/>
    </style:style>
    <style:style style:name="Table6.G" style:family="table-column">
      <style:table-column-properties style:column-width="0.2347in"/>
    </style:style>
    <style:style style:name="Table6.H" style:family="table-column">
      <style:table-column-properties style:column-width="1.4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-left="0.5pt solid #000001" fo:border-right="none" fo:border-top="0.5pt solid #000001" fo:border-bottom="0.5pt solid #000001"/>
    </style:style>
    <style:style style:name="Table6.B1" style:family="table-cell">
      <style:table-cell-properties fo:padding="0in" fo:border-left="none" fo:border-right="0.5pt solid #000001" fo:border-top="0.5pt solid #000001" fo:border-bottom="0.5pt solid #000001"/>
    </style:style>
    <style:style style:name="Table7" style:family="table">
      <style:table-properties style:width="7.0938in" table:align="center" style:writing-mode="lr-tb"/>
    </style:style>
    <style:style style:name="Table7.A" style:family="table-column">
      <style:table-column-properties style:column-width="0.2347in"/>
    </style:style>
    <style:style style:name="Table7.B" style:family="table-column">
      <style:table-column-properties style:column-width="1.5625in"/>
    </style:style>
    <style:style style:name="Table7.D" style:family="table-column">
      <style:table-column-properties style:column-width="1.5014in"/>
    </style:style>
    <style:style style:name="Table7.F" style:family="table-column">
      <style:table-column-properties style:column-width="1.509in"/>
    </style:style>
    <style:style style:name="Table7.G" style:family="table-column">
      <style:table-column-properties style:column-width="0.2354in"/>
    </style:style>
    <style:style style:name="Table7.H" style:family="table-column">
      <style:table-column-properties style:column-width="1.5813in"/>
    </style:style>
    <style:style style:name="Table7.1" style:family="table-row">
      <style:table-row-properties style:min-row-height="0.166in" fo:keep-together="auto"/>
    </style:style>
    <style:style style:name="Table7.A1" style:family="table-cell">
      <style:table-cell-properties fo:padding="0in" fo:border-left="0.5pt solid #000001" fo:border-right="none" fo:border-top="0.5pt solid #000001" fo:border-bottom="0.5pt solid #000001"/>
    </style:style>
    <style:style style:name="Table7.B1" style:family="table-cell">
      <style:table-cell-properties fo:padding="0in" fo:border-left="none" fo:border-right="0.5pt solid #000001" fo:border-top="0.5pt solid #000001" fo:border-bottom="0.5pt solid #000001"/>
    </style:style>
    <style:style style:name="Table8" style:family="table">
      <style:table-properties style:width="7.2868in" table:align="center" style:writing-mode="lr-tb"/>
    </style:style>
    <style:style style:name="Table8.A" style:family="table-column">
      <style:table-column-properties style:column-width="3.6007in"/>
    </style:style>
    <style:style style:name="Table8.B" style:family="table-column">
      <style:table-column-properties style:column-width="3.6861in"/>
    </style:style>
    <style:style style:name="Table8.1" style:family="table-row">
      <style:table-row-properties style:min-row-height="0.3743in" fo:keep-together="auto"/>
    </style:style>
    <style:style style:name="Table8.A1" style:family="table-cell">
      <style:table-cell-properties style:vertical-align="middle" fo:background-color="#ffffff" fo:padding="0in" fo:border="0.5pt solid #00000a">
        <style:background-image/>
      </style:table-cell-properties>
    </style:style>
    <style:style style:name="Table8.3" style:family="table-row">
      <style:table-row-properties style:min-row-height="0.3993in" fo:keep-together="auto"/>
    </style:style>
    <style:style style:name="Table8.4" style:family="table-row">
      <style:table-row-properties style:min-row-height="0.2438in" fo:keep-together="auto"/>
    </style:style>
    <style:style style:name="Table8.6" style:family="table-row">
      <style:table-row-properties style:min-row-height="2.0667in" fo:keep-together="auto"/>
    </style:style>
    <style:style style:name="Table8.A6" style:family="table-cell">
      <style:table-cell-properties fo:background-color="#ffffff" fo:padding="0in" fo:border="0.5pt solid #00000a">
        <style:background-image/>
      </style:table-cell-properties>
    </style:style>
    <style:style style:name="Table8.B6" style:family="table-cell">
      <style:table-cell-properties fo:background-color="#ffffff" fo:padding="0in" fo:border="0.5pt solid #00000a">
        <style:background-image/>
      </style:table-cell-properties>
    </style:style>
    <style:style style:name="Table9" style:family="table">
      <style:table-properties style:width="7.2868in" table:align="center" style:writing-mode="lr-tb"/>
    </style:style>
    <style:style style:name="Table9.A" style:family="table-column">
      <style:table-column-properties style:column-width="3.8076in"/>
    </style:style>
    <style:style style:name="Table9.B" style:family="table-column">
      <style:table-column-properties style:column-width="3.4792in"/>
    </style:style>
    <style:style style:name="Table9.1" style:family="table-row">
      <style:table-row-properties style:min-row-height="0.2924in" fo:keep-together="auto"/>
    </style:style>
    <style:style style:name="Table9.A1" style:family="table-cell">
      <style:table-cell-properties fo:padding-left="0.0104in" fo:padding-right="0.0104in" fo:padding-top="0in" fo:padding-bottom="0in" fo:border="0.5pt solid #00000a"/>
    </style:style>
    <style:style style:name="Table9.2" style:family="table-row">
      <style:table-row-properties style:min-row-height="0.4889in" fo:keep-together="auto"/>
    </style:style>
    <style:style style:name="Table10" style:family="table">
      <style:table-properties style:width="7.2826in" fo:margin-left="-0.0104in" table:align="left" style:writing-mode="lr-tb"/>
    </style:style>
    <style:style style:name="Table10.A" style:family="table-column">
      <style:table-column-properties style:column-width="2.2854in"/>
    </style:style>
    <style:style style:name="Table10.B" style:family="table-column">
      <style:table-column-properties style:column-width="1.3993in"/>
    </style:style>
    <style:style style:name="Table10.C" style:family="table-column">
      <style:table-column-properties style:column-width="3.5979in"/>
    </style:style>
    <style:style style:name="Table10.1" style:family="table-row">
      <style:table-row-properties style:min-row-height="0.1319in" fo:keep-together="auto"/>
    </style:style>
    <style:style style:name="Table10.A1" style:family="table-cell">
      <style:table-cell-properties fo:padding-left="0.0104in" fo:padding-right="0.0104in" fo:padding-top="0in" fo:padding-bottom="0in" fo:border="0.5pt solid #00000a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10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P3" style:family="paragraph" style:parent-style-name="Footer">
      <style:paragraph-properties fo:padding="0in" fo:border="none"/>
    </style:style>
    <style:style style:name="P4" style:family="paragraph" style:parent-style-name="Footer">
      <style:paragraph-properties fo:margin-left="0in" fo:margin-right="0in" fo:text-indent="0.25in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paragraph-properties fo:text-align="justify" style:justify-single-word="false"/>
      <style:text-properties fo:background-color="transparent"/>
    </style:style>
    <style:style style:name="P17" style:family="paragraph" style:parent-style-name="Standard">
      <style:paragraph-properties fo:text-align="start" style:justify-single-word="false"/>
      <style:text-properties fo:background-color="transparen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left="0in" fo:margin-right="-0.3937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Normal">
      <style:paragraph-properties fo:margin-left="0in" fo:margin-right="-0.3937in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-0.3937in" fo:margin-top="0in" fo:margin-bottom="0in" fo:text-align="start" style:justify-single-word="false" fo:text-indent="0in" style:auto-text-indent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4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35" style:family="paragraph" style:parent-style-name="Standard">
      <style:paragraph-properties fo:margin-left="0.25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left="0.3752in" fo:margin-right="0in" fo:margin-top="0.0417in" fo:margin-bottom="0in" fo:text-indent="-0.25in" style:auto-text-indent="false"/>
    </style:style>
    <style:style style:name="P38" style:family="paragraph" style:parent-style-name="Standard">
      <style:paragraph-properties fo:margin-left="0.3752in" fo:margin-right="0in" fo:margin-top="0.0417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39" style:family="paragraph" style:parent-style-name="Standard">
      <style:paragraph-properties fo:margin-left="0.3752in" fo:margin-right="0in" fo:margin-top="0.0417in" fo:margin-bottom="0in" fo:line-height="115%" fo:text-indent="-0.25in" style:auto-text-indent="false">
        <style:tab-stops>
          <style:tab-stop style:position="0.1972in"/>
        </style:tab-stops>
      </style:paragraph-properties>
    </style:style>
    <style:style style:name="P40" style:family="paragraph" style:parent-style-name="Normal_20__28_Web_29_">
      <style:paragraph-properties fo:margin-left="0.3752in" fo:margin-right="0in" fo:margin-top="0.0193in" fo:margin-bottom="0.0193in" fo:text-indent="-0.25in" style:auto-text-indent="false"/>
    </style:style>
    <style:style style:name="P41" style:family="paragraph" style:parent-style-name="Normal_20__28_Web_29_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42" style:family="paragraph" style:parent-style-name="Normal_20__28_Web_29_">
      <style:paragraph-properties fo:margin-left="0.3752in" fo:margin-right="0in" fo:margin-top="0.0193in" fo:margin-bottom="0.0193in" fo:text-indent="-0.25in" style:auto-text-indent="false"/>
      <style:text-properties style:font-name="Arial1" fo:font-size="10pt" style:font-size-asian="10pt" style:font-name-complex="Arial2" style:font-size-complex="10pt" style:font-weight-complex="bold"/>
    </style:style>
    <style:style style:name="P43" style:family="paragraph" style:parent-style-name="Normal">
      <style:paragraph-properties fo:margin-left="0.3752in" fo:margin-right="0in" fo:margin-top="0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-0.3937in" fo:text-align="justify" style:justify-single-word="false" fo:text-indent="0.0417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45" style:family="paragraph" style:parent-style-name="Normal_20__28_Web_29_">
      <style:paragraph-properties fo:margin-left="0.25in" fo:margin-right="0in" fo:margin-top="0.0193in" fo:margin-bottom="0.0193in" fo:text-align="justify" style:justify-single-word="false" fo:text-indent="-0.1874in" style:auto-text-indent="false"/>
    </style:style>
    <style:style style:name="P46" style:family="paragraph" style:parent-style-name="Standard">
      <style:paragraph-properties fo:margin-left="0.25in" fo:margin-right="0in" fo:text-align="justify" style:justify-single-word="false" fo:text-indent="-0.1874in" style:auto-text-indent="false"/>
      <style:text-properties style:font-name="Arial1" fo:font-size="10pt" style:font-size-asian="10pt" style:font-name-complex="Arial2" style:font-size-complex="10pt"/>
    </style:style>
    <style:style style:name="P4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fo:margin-left="0.5in" fo:margin-right="-0.3937in" fo:text-align="justify" style:justify-single-word="false" fo:text-indent="0.0417in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.0272in" fo:margin-right="-0.3984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Frame_20_contents">
      <style:paragraph-properties fo:text-align="end" style:justify-single-word="false"/>
    </style:style>
    <style:style style:name="P54" style:family="paragraph" style:parent-style-name="Frame_20_contents">
      <style:paragraph-properties fo:text-align="end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Normal">
      <style:paragraph-properties fo:text-align="start" style:justify-single-word="false" style:text-autospace="none"/>
    </style:style>
    <style:style style:name="P57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Normal">
      <style:paragraph-properties fo:margin-top="0in" fo:margin-bottom="0in" fo:text-align="justify" style:justify-single-word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59" style:family="paragraph" style:parent-style-name="Standard" style:list-style-name="WWNum43">
      <style:paragraph-properties fo:text-align="justify" style:justify-single-word="false"/>
    </style:style>
    <style:style style:name="P60" style:family="paragraph" style:parent-style-name="Standard" style:list-style-name="WWNum43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 style:list-style-name="WWNum43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2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3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4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66" style:family="paragraph" style:parent-style-name="Standard" style:list-style-name="WWNum43">
      <style:paragraph-properties fo:margin-left="0.1283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7" style:family="paragraph" style:parent-style-name="Standard" style:list-style-name="WWNum43">
      <style:paragraph-properties fo:margin-left="0.0902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68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9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70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style:font-weight-asian="normal" style:font-weight-complex="normal"/>
    </style:style>
    <style:style style:name="P71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style:font-weight-asian="normal" style:font-weight-complex="normal"/>
    </style:style>
    <style:style style:name="P72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3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4" style:family="paragraph" style:parent-style-name="Standard" style:list-style-name="WWNum43">
      <style:paragraph-properties fo:margin-left="0.3043in" fo:margin-right="-0.3071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5" style:family="paragraph" style:parent-style-name="Standard" style:list-style-name="WWNum43">
      <style:paragraph-properties fo:margin-left="0.284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6" style:family="paragraph" style:parent-style-name="Standard" style:list-style-name="WWNum43">
      <style:paragraph-properties fo:margin-left="0.3299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7" style:family="paragraph" style:parent-style-name="Standard" style:list-style-name="WWNum43">
      <style:paragraph-properties fo:margin-left="0.312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8" style:family="paragraph" style:parent-style-name="Standard" style:list-style-name="WWNum43">
      <style:paragraph-properties fo:margin-left="0.3043in" fo:margin-right="-0.3937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9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>
        <style:tab-stops>
          <style:tab-stop style:position="0.2709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0" style:family="paragraph" style:parent-style-name="Standard" style:list-style-name="WWNum43">
      <style:paragraph-properties fo:margin-left="0.0744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1" style:family="paragraph" style:parent-style-name="Standard" style:list-style-name="WWNum43">
      <style:paragraph-properties fo:margin-left="0in" fo:margin-right="0in" fo:text-align="justify" style:justify-single-word="false" fo:text-indent="-0.005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2" style:family="paragraph" style:parent-style-name="Standard" style:list-style-name="WWNum43">
      <style:paragraph-properties fo:margin-left="-0.0075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3" style:family="paragraph" style:parent-style-name="Standard" style:list-style-name="WWNum43">
      <style:paragraph-properties fo:margin-left="0.078in" fo:margin-right="0in" fo:text-align="justify" style:justify-single-word="false" fo:text-indent="-0.039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4" style:family="paragraph" style:parent-style-name="Standard" style:list-style-name="WWNum43">
      <style:paragraph-properties fo:margin-left="0.0508in" fo:margin-right="0in" fo:text-align="justify" style:justify-single-word="false" fo:text-indent="-0.0091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5" style:family="paragraph" style:parent-style-name="Standard" style:list-style-name="WWNum43">
      <style:paragraph-properties fo:margin-left="0.0382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6" style:family="paragraph" style:parent-style-name="Standard" style:list-style-name="WWNum43">
      <style:paragraph-properties fo:margin-left="0.0673in" fo:margin-right="0in" fo:text-align="justify" style:justify-single-word="false" fo:text-indent="0in" style:auto-text-indent="false"/>
    </style:style>
    <style:style style:name="P87" style:family="paragraph" style:parent-style-name="Standard" style:list-style-name="WWNum43">
      <style:paragraph-properties fo:margin-left="0.3752in" fo:margin-right="0in" fo:margin-top="0.0417in" fo:margin-bottom="0in" fo:text-indent="-0.25in" style:auto-text-indent="false"/>
    </style:style>
    <style:style style:name="P88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9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</style:style>
    <style:style style:name="P90" style:family="paragraph" style:parent-style-name="Normal_20__28_Web_29_" style:list-style-name="WWNum43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91" style:family="paragraph" style:parent-style-name="Normal_20__28_Web_29_" style:list-style-name="WWNum43">
      <style:paragraph-properties fo:margin-top="0.0193in" fo:margin-bottom="0.0193in"/>
    </style:style>
    <style:style style:name="P92" style:family="paragraph" style:parent-style-name="Normal_20__28_Web_29_" style:list-style-name="WWNum43">
      <style:paragraph-properties fo:margin-left="0.25in" fo:margin-right="0in" fo:margin-top="0.0193in" fo:margin-bottom="0.0193in" fo:text-align="justify" style:justify-single-word="false" fo:text-indent="-0.1874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3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94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fo:background-color="transparent" style:font-size-asian="10pt" style:font-name-complex="Arial2"/>
    </style:style>
    <style:style style:name="P95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6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7" style:family="paragraph" style:parent-style-name="Normal" style:list-style-name="L1">
      <style:paragraph-properties fo:margin-top="0in" fo:margin-bottom="0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8" style:family="paragraph" style:parent-style-name="Normal" style:list-style-name="L1">
      <style:paragraph-properties fo:margin-left="0in" fo:margin-right="0in" fo:margin-top="0in" fo:margin-bottom="0in" fo:text-align="justify" style:justify-single-word="false" fo:text-indent="0.0091in" style:auto-text-indent="false">
        <style:tab-stops>
          <style:tab-stop style:position="-0.0091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T11" style:family="text"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12" style:family="text">
      <style:text-properties style:font-name="Arial1" fo:font-size="10pt" fo:background-color="transparent" style:font-size-asian="10pt" style:font-name-complex="Arial2" style:font-size-complex="10pt"/>
    </style:style>
    <style:style style:name="T13" style:family="text">
      <style:text-properties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Cambria Math" fo:font-size="10pt" style:font-size-asian="10pt" style:font-name-complex="Arial2" style:font-size-complex="10pt"/>
    </style:style>
    <style:style style:name="T16" style:family="text">
      <style:text-properties style:text-position="super 58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fo:language="es" fo:country="PY" fo:font-style="italic" fo:background-color="#94bd5e" style:font-style-asian="italic" style:font-style-complex="italic"/>
    </style:style>
    <style:style style:name="T21" style:family="text">
      <style:text-properties fo:language="es" fo:country="PY" fo:font-style="italic" style:text-underline-style="none" fo:font-weight="normal" fo:background-color="#33cc66" style:font-style-asian="italic" style:font-weight-asian="normal" style:font-style-complex="italic" style:font-weight-complex="normal"/>
    </style:style>
    <style:style style:name="T22" style:family="text">
      <style:text-properties fo:language="es" fo:country="PY" fo:font-style="italic" fo:background-color="#33cc66" style:font-style-asian="italic" style:font-style-complex="italic"/>
    </style:style>
    <style:style style:name="T23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24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25" style:family="text">
      <style:text-properties fo:color="#000000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27" style:family="text">
      <style:text-properties fo:color="#000000" fo:language="es" fo:country="PY" fo:font-style="italic" fo:background-color="transparent" style:font-style-asian="italic" style:font-style-complex="italic"/>
    </style:style>
    <style:style style:name="T28" style:family="text">
      <style:text-properties fo:color="#000000" fo:language="es" fo:country="PY" fo:font-style="italic" style:text-underline-style="none" fo:font-weight="normal" fo:background-color="#94bd5e" style:font-style-asian="italic" style:font-weight-asian="normal" style:font-style-complex="italic" style:font-weight-complex="normal"/>
    </style:style>
    <style:style style:name="T29" style:family="text">
      <style:text-properties fo:color="#000000" style:font-name="Arial1" fo:font-size="10pt" fo:language="es" fo:country="PY" fo:font-style="italic" fo:font-weight="bold" fo:background-color="transparent" style:font-size-asian="10pt" style:font-style-asian="italic" style:font-weight-asian="bold" style:font-name-complex="Arial2" style:font-size-complex="10pt" style:font-style-complex="italic" style:font-weight-complex="bold"/>
    </style:style>
    <style:style style:name="T30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32" style:family="text">
      <style:text-properties fo:color="#000000" style:font-name="Arial" fo:font-size="10pt" fo:language="es" fo:country="PY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33" style:family="text">
      <style:text-properties fo:color="#000000"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style="italic" fo:font-weight="bold" fo:background-color="#94bd5e" style:font-size-asian="10pt" style:font-style-asian="italic" style:font-weight-asian="bold" style:font-name-complex="Arial" style:font-size-complex="10pt" style:font-style-complex="italic" style:font-weight-complex="bold"/>
    </style:style>
    <style:style style:name="T35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36" style:family="text">
      <style:text-properties fo:color="#000000" style:font-name="Arial" fo:font-size="10pt" fo:language="es" fo:country="PY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style:font-name="Arial" fo:font-size="10pt" fo:language="es" fo:country="PY" fo:font-style="italic" fo:font-weight="normal" fo:background-color="#94bd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0" style:family="text">
      <style:text-properties fo:color="#000000" style:font-name="Arial" fo:font-size="10pt" fo:language="en" fo:country="US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41" style:family="text">
      <style:text-properties fo:color="#000000" style:font-name="Arial" fo:font-size="10pt" fo:language="en" fo:country="US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2" style:family="text">
      <style:text-properties fo:color="#000000" style:font-name="Arial" fo:language="es" fo:country="PY" fo:font-style="italic" fo:background-color="#94bd5e" style:font-style-asian="italic" style:font-name-complex="Arial" style:font-style-complex="italic" style:font-weight-complex="bold"/>
    </style:style>
    <style:style style:name="T43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4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5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6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7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Fuente_20_de_20_párrafo_20_predeter."><text:span text:style-name="T26"/></text:span></text:p>
      <text:p text:style-name="P57"><text:placeholder text:placeholder-type="text">&lt;setLang('pt_BR')&gt;</text:placeholder></text:p>
      <text:p text:style-name="P5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8"><text:span text:style-name="Fuente_20_de_20_párrafo_20_predeter."><text:span text:style-name="T44"><text:placeholder text:placeholder-type="text">&lt;for each="process in processes(o, 'ANVISA')"&gt;</text:placeholder></text:span></text:span></text:p>
            <text:p text:style-name="P53"><text:bookmark-start text:name="Bookmark2"/><text:span text:style-name="T1">Peticionamento Eletrônico nº</text:span><text:bookmark-end text:name="Bookmark2"/><text:span text:style-name="T14"><text:placeholder text:placeholder-type="text">&lt;process.petitioning_number&gt;</text:placeholder></text:span></text:p>
            <text:p text:style-name="P55"><text:span text:style-name="Fuente_20_de_20_párrafo_20_predeter."><text:span text:style-name="T30"><text:placeholder text:placeholder-type="text">&lt;/for&gt;</text:placeholder></text:span></text:span></text:p>
          </table:table-cell>
        </table:table-row>
      </table:table>
      <text:p text:style-name="P54"/>
      <text:p text:style-name="P6"><text:bookmark-start text:name="bkmMapa"/>Ilmo. Sr. Coordenador Geral de Agrotóxicos e Afins (MAPA)<text:bookmark-end text:name="bkmMapa"/></text:p>
      <text:p text:style-name="P25"><text:bookmark-start text:name="bkmAnvisa"/>À Gerência Geral de Toxicologia (ANVISA)<text:bookmark-end text:name="bkmAnvisa"/></text:p>
      <text:p text:style-name="P13"><text:bookmark-start text:name="bkmIbama"/>À Coordenação Geral de Avaliação de Substâncias Químicas (IBAMA)</text:p>
      <text:p text:style-name="P6"><text:bookmark-end text:name="bkmIbama"/></text:p>
      <text:p text:style-name="Standard"><text:span text:style-name="T2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</text:span><text:span text:style-name="T17"> </text:span><text:bookmark-start text:name="bkmProdName2"/><text:span text:style-name="T17"><text:text-input text:description="&lt;o.technical_product_id.name&gt;">&lt;o.technical_product_id.name&gt;</text:text-input></text:span><text:bookmark-end text:name="bkmProdName2"/><text:span text:style-name="T17"> </text:span>ab<text:span text:style-name="T2">aixo especificado, para fins de registro de </text:span><text:span text:style-name="T3">Produto Técnico Equivalente</text:span><text:span text:style-name="T2">, para o que presta as informações a seguir e junta o Relatório Técnico competente:</text:span></text:p>
      <text:p text:style-name="P19"/>
      <text:p text:style-name="P22"/>
      <text:list xml:id="list328336552" text:style-name="WWNum43">
        <text:list-item>
          <text:p text:style-name="P61">Requerente / Importador:</text:p>
        </text:list-item>
      </text:list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958671875" text:continue-numbering="true" text:style-name="WWNum43">
              <text:list-item>
                <text:list>
                  <text:list-item>
                    <text:p text:style-name="P66"><text:span text:style-name="T2">Nome da Empresa: </text:span><text:span text:style-name="T2"><text:text-input text:description=""/></text:span><text:span text:style-name="T2"><text:text-input text:description="&lt;o.operative_id.partner_id.name&gt;">&lt;o.operative_id.partner_id.name&gt;</text:text-input></text:span><text:bookmark-start text:name="bkmReqNome1"/><field:fieldmark-start text:name="__Fieldmark__8462_1818956443" field:type=""/><field:fieldmark-end/><text:bookmark-end text:name="bkmReq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456562300" text:continue-numbering="true" text:style-name="WWNum43">
              <text:list-item>
                <text:list>
                  <text:list-item>
                    <text:p text:style-name="P67"><text:span text:style-name="T2">Endereço eletrônico: </text:span><text:bookmark-start text:name="bkmReqSite1"/><text:span text:style-name="T2"><text:text-input text:description="&lt;o.operative_id.partner_id.email&gt;">&lt;o.operative_id.partner_id.website&gt;</text:text-input></text:span><text:bookmark-end text:name="bkmReqSite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619981153" text:continue-numbering="true" text:style-name="WWNum43">
              <text:list-item>
                <text:list>
                  <text:list-item>
                    <text:p text:style-name="P68"><text:span text:style-name="T2">Endereço: <text:s/></text:span><text:bookmark-start text:name="bkmReqEndereco1"/><text:span text:style-name="T2"><text:text-input text:description="&lt;o.operative_id.partner_id.street&gt;">&lt;o.operative_id.partner_id.street&gt;</text:text-input></text:span><field:fieldmark-start text:name="__Fieldmark__8487_1818956443" field:type=""/><field:fieldmark-end/><text:bookmark-end text:name="bkmReqEndereco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295022506" text:continue-numbering="true" text:style-name="WWNum43">
              <text:list-item>
                <text:list>
                  <text:list-item>
                    <text:p text:style-name="P69"><text:span text:style-name="T2">Bairro: <text:s/></text:span><text:bookmark-start text:name="bkmReqBairro1"/><text:span text:style-name="T2"><text:text-input text:description="&lt;o.operative_id.partner_id.street2&gt;">&lt;o.operative_id.partner_id.street2&gt;</text:text-input></text:span><field:fieldmark-start text:name="__Fieldmark__8501_1818956443" field:type=""/><field:fieldmark-end/><text:bookmark-end text:name="bkmReqBairro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219969655" text:continue-numbering="true" text:style-name="WWNum43">
              <text:list-item>
                <text:list>
                  <text:list-item>
                    <text:p text:style-name="P68"><text:span text:style-name="T2">Cidade: <text:s/></text:span><text:bookmark-start text:name="bkmReqCidade1"/><text:span text:style-name="T2"><text:text-input text:description="&lt;o.operative_id.partner_id.city&gt;">&lt;o.operative_id.partner_id.city&gt;</text:text-input></text:span><field:fieldmark-start text:name="__Fieldmark__8515_1818956443" field:type=""/><field:fieldmark-end/><text:bookmark-end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364027771" text:continue-numbering="true" text:style-name="WWNum43">
              <text:list-item>
                <text:list>
                  <text:list-item>
                    <text:p text:style-name="P69"><text:span text:style-name="T6">U.F.: </text:span><text:bookmark-start text:name="bkmReqEstado1"/><text:span text:style-name="T6"><text:text-input text:description="&lt;o.operative_id.partner_id.state_id.name&gt;">&lt;o.operative_id.partner_id.state_id.name&gt;</text:text-input></text:span><field:fieldmark-start text:name="__Fieldmark__8529_1818956443" field:type=""/><field:fieldmark-end/><text:bookmark-end text:name="bkmReqEstado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82927544" text:continue-numbering="true" text:style-name="WWNum43">
              <text:list-item>
                <text:list>
                  <text:list-item>
                    <text:p text:style-name="P69"><text:span text:style-name="T2">CEP: <text:s/></text:span><text:bookmark-start text:name="bkmReqCep1"/><text:span text:style-name="T6"><text:text-input text:description="&lt;o.operative_id.partner_id.zip&gt;">&lt;o.operative_id.partner_id.zip&gt;</text:text-input></text:span><field:fieldmark-start text:name="__Fieldmark__8543_1818956443" field:type=""/><field:fieldmark-end/><text:bookmark-end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304661598" text:continue-numbering="true" text:style-name="WWNum43">
              <text:list-item>
                <text:list>
                  <text:list-item>
                    <text:p text:style-name="P68"><text:span text:style-name="T6">DDD: <text:s/></text:span><text:bookmark-start text:name="bkmReqDdd1"/><text:span text:style-name="T6"><text:text-input text:description="&lt;o.operative_id.partner_id.phone&gt;">&lt;o.operative_id.partner_id.phone&gt;</text:text-input></text:span><field:fieldmark-start text:name="__Fieldmark__8557_1818956443" field:type=""/><field:fieldmark-end/><text:bookmark-end text:name="bkmReqDdd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63102647" text:continue-numbering="true" text:style-name="WWNum43">
              <text:list-item>
                <text:list>
                  <text:list-item>
                    <text:p text:style-name="P68"><text:span text:style-name="T2">Fone: <text:s/></text:span><text:bookmark-start text:name="bkmReqFone1"/><text:span text:style-name="T2"><text:text-input text:description="&lt;o.operative_id.partner_id.phone&gt;">&lt;o.operative_id.partner_id.phone&gt;</text:text-input></text:span><field:fieldmark-start text:name="__Fieldmark__8571_1818956443" field:type=""/><field:fieldmark-end/><text:bookmark-end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784119493" text:continue-numbering="true" text:style-name="WWNum43">
              <text:list-item>
                <text:list>
                  <text:list-item>
                    <text:p text:style-name="P68"><text:span text:style-name="T2">Fax: </text:span><text:span text:style-name="T2"><text:s/></text:span><text:bookmark-start text:name="bkmReqFax1"/><text:span text:style-name="T2"><text:text-input text:description="&lt;o.operative_id.partner_id.fax&gt;">&lt;o.operative_id.partner_id.fax&gt;</text:text-input></text:span><field:fieldmark-start text:name="__Fieldmark__8587_1818956443" field:type=""/><field:fieldmark-end/><text:bookmark-end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98332873" text:continue-numbering="true" text:style-name="WWNum43">
              <text:list-item>
                <text:list>
                  <text:list-item>
                    <text:p text:style-name="P69"><text:span text:style-name="T6">Celular: <text:s/></text:span><text:bookmark-start text:name="bkmRepCel21"/><text:span text:style-name="T2"><text:text-input text:description="&lt;o.operative_id.partner_id.mobile&gt;">&lt;o.operative_id.partner_id.mobile&gt;</text:text-input></text:span><field:fieldmark-start text:name="__Fieldmark__8601_1818956443" field:type=""/><field:fieldmark-end/><text:bookmark-end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592696931" text:continue-numbering="true" text:style-name="WWNum43">
              <text:list-item>
                <text:list>
                  <text:list-item>
                    <text:p text:style-name="P69"><text:span text:style-name="T2">CNPJ: </text:span><text:span text:style-name="T2"><text:s/></text:span><text:bookmark-start text:name="bkmReqCNPJ1"/><text:span text:style-name="T6"><text:text-input text:description="&lt;o.operative_id.partner_id.vat&gt;">&lt;o.operative_id.partner_id.vat&gt;</text:text-input></text:span><field:fieldmark-start text:name="__Fieldmark__8617_1818956443" field:type=""/><field:fieldmark-end/><text:bookmark-end text:name="bkmReqCNPJ1"/></text:p>
                  </text:list-item>
                </text:list>
              </text:list-item>
            </text:list>
          </table:table-cell>
        </table:table-row>
      </table:table>
      <text:p text:style-name="P21"/>
      <text:list xml:id="list1171101622" text:continue-numbering="true" text:style-name="WWNum43">
        <text:list-item>
          <text:p text:style-name="P62">Representante legal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list xml:id="list396593016" text:continue-numbering="true" text:style-name="WWNum43">
              <text:list-item>
                <text:list>
                  <text:list-item>
                    <text:p text:style-name="P70"><text:span text:style-name="T2">Nome: <text:s/></text:span><text:bookmark-start text:name="bkmRepNome1"/><text:span text:style-name="T12"><text:text-input text:description="&lt;o.proxy_id.name&gt;">&lt;o.proxy_id.name&gt;</text:text-input></text:span><field:fieldmark-start text:name="__Fieldmark__8635_1818956443" field:type=""/><field:fieldmark-end/><text:bookmark-end text:name="bkmRep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76920115" text:continue-numbering="true" text:style-name="WWNum43">
              <text:list-item>
                <text:list>
                  <text:list-item>
                    <text:p text:style-name="P71"><text:span text:style-name="T2">Endereço eletrônico: </text:span><text:bookmark-start text:name="bkmRepEmail1"/><text:span text:style-name="T12"><text:text-input text:description="&lt;o.proxy_id.website&gt;">&lt;o.proxy_id.email&gt;</text:text-input></text:span><field:fieldmark-start text:name="__Fieldmark__8649_1818956443" field:type=""/><field:fieldmark-end/><text:bookmark-end text:name="bkmRepEmail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353722949" text:continue-numbering="true" text:style-name="WWNum43">
              <text:list-item>
                <text:list>
                  <text:list-item>
                    <text:p text:style-name="P70"><text:span text:style-name="T2">Endereço: <text:s/></text:span><text:bookmark-start text:name="bkmReqEndereco21"/><text:span text:style-name="T12"><text:text-input text:description="&lt;o.proxy_id.street&gt;">&lt;o.proxy_id.street&gt;</text:text-input></text:span><field:fieldmark-start text:name="__Fieldmark__8663_1818956443" field:type=""/><field:fieldmark-end/><text:bookmark-end text:name="bkmReqEndereco21"/><text:span text:style-name="T2"> 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1140348428" text:continue-numbering="true" text:style-name="WWNum43">
              <text:list-item>
                <text:list>
                  <text:list-item>
                    <text:p text:style-name="P71"><text:span text:style-name="T2">Bairro: <text:s/></text:span><text:bookmark-start text:name="bkmReqBairro21"/><text:span text:style-name="T12"><text:text-input text:description="&lt;o.proxy_id.street2&gt;">&lt;o.proxy_id.street2&gt;</text:text-input></text:span><field:fieldmark-start text:name="__Fieldmark__8679_1818956443" field:type=""/><field:fieldmark-end/><text:bookmark-end text:name="bkmReqBairro2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678803045" text:continue-numbering="true" text:style-name="WWNum43">
              <text:list-item>
                <text:list>
                  <text:list-item>
                    <text:p text:style-name="P70"><text:span text:style-name="T2">Cidade: <text:s/></text:span><text:bookmark-start text:name="bkmReqCidade21"/><text:span text:style-name="T12"><text:text-input text:description="&lt;o.proxy_id.city&gt;">&lt;o.proxy_id.city&gt;</text:text-input></text:span><text:bookmark-end text:name="bkmReqCidade2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office:value-type="string">
            <text:list xml:id="list1300425950" text:continue-numbering="true" text:style-name="WWNum43">
              <text:list-item>
                <text:list>
                  <text:list-item>
                    <text:p text:style-name="P71"><text:span text:style-name="T6">U.F.: <text:s/></text:span><text:bookmark-start text:name="bkmReqEstado21"/><text:span text:style-name="T10"><text:text-input text:description="&lt;o.proxy_id.state_id.name&gt;">&lt;o.proxy_id.state_id.name&gt;</text:text-input></text:span><field:fieldmark-start text:name="__Fieldmark__8704_1818956443" field:type=""/><field:fieldmark-end/><text:bookmark-end text:name="bkmReqEstado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359539615" text:continue-numbering="true" text:style-name="WWNum43">
              <text:list-item>
                <text:list>
                  <text:list-item>
                    <text:p text:style-name="P69"><text:span text:style-name="T2">CEP: <text:s/></text:span><text:bookmark-start text:name="bkmReqCep21"/><text:span text:style-name="T2"><text:text-input text:description="&lt;o.proxy_id.zip&gt;">&lt;o.proxy_id.zip&gt;</text:text-input></text:span><field:fieldmark-start text:name="__Fieldmark__8718_1818956443" field:type=""/><field:fieldmark-end/><text:bookmark-end text:name="bkmReqCep21"/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934600491" text:continue-numbering="true" text:style-name="WWNum43">
              <text:list-item>
                <text:list>
                  <text:list-item>
                    <text:p text:style-name="P70"><text:span text:style-name="T2">DDD: <text:s/></text:span><text:bookmark-start text:name="bkmReqDdd21"/><field:fieldmark-start text:name="__Fieldmark__8732_1818956443" field:type=""/><text:span text:style-name="T12"><text:text-input text:description="&lt;o.proxy_id.phone&gt;">&lt;o.proxy_id.phone&gt;</text:text-input></text:span><field:fieldmark-end/><text:bookmark-end text:name="bkmReqDdd21"/><text:span text:style-name="T2"> 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819629552" text:continue-numbering="true" text:style-name="WWNum43">
              <text:list-item>
                <text:list>
                  <text:list-item>
                    <text:p text:style-name="P70"><text:span text:style-name="T2">Fone: <text:s/></text:span><text:bookmark-start text:name="bkmRepFone21"/><text:span text:style-name="T12"><text:text-input text:description="&lt;o.proxy_id.phone&gt;">&lt;o.proxy_id.phone&gt;</text:text-input></text:span><field:fieldmark-start text:name="__Fieldmark__8748_1818956443" field:type=""/><field:fieldmark-end/><text:bookmark-end text:name="bkmRepFone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803909057" text:continue-numbering="true" text:style-name="WWNum43">
              <text:list-item>
                <text:list>
                  <text:list-item>
                    <text:p text:style-name="P70"><text:span text:style-name="T2">Fax: </text:span><text:span text:style-name="T2"><text:s/></text:span><text:bookmark-start text:name="bkmReqFax21"/><text:span text:style-name="T12"><text:text-input text:description="&lt;o.proxy_id.fax&gt;">&lt;o.proxy_id.fax&gt;</text:text-input></text:span><field:fieldmark-start text:name="__Fieldmark__8764_1818956443" field:type=""/><field:fieldmark-end/><text:bookmark-end text:name="bkmReqFax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491731956" text:continue-numbering="true" text:style-name="WWNum43">
              <text:list-item>
                <text:list>
                  <text:list-item>
                    <text:p text:style-name="P71"><text:span text:style-name="T2">Celular: <text:s/></text:span><text:bookmark-start text:name="bkmRepCel1"/><text:span text:style-name="T12"><text:text-input text:description="&lt;o.proxy_id.mobile&gt;">&lt;o.proxy_id.mobile&gt;</text:text-input></text:span><field:fieldmark-start text:name="__Fieldmark__8778_1818956443" field:type=""/><field:fieldmark-end/><text:bookmark-end text:name="bkmRepCel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88275206" text:continue-numbering="true" text:style-name="WWNum43">
              <text:list-item>
                <text:list>
                  <text:list-item>
                    <text:p text:style-name="P69"><text:span text:style-name="T2">CPF: </text:span><text:span text:style-name="T2"><text:s/></text:span><text:bookmark-start text:name="bkmRepCPF1"/><text:span text:style-name="T2"><text:text-input text:description="&lt;o.proxy_id.vat&gt;">&lt;o.proxy_id.vat&gt;</text:text-input></text:span><field:fieldmark-start text:name="__Fieldmark__8794_1818956443" field:type=""/><field:fieldmark-end/><text:bookmark-end text:name="bkmRepCPF1"/></text:p>
                  </text:list-item>
                </text:list>
              </text:list-item>
            </text:list>
          </table:table-cell>
        </table:table-row>
      </table:table>
      <text:p text:style-name="P21"/>
      <text:p text:style-name="P21"><text:soft-page-break/></text:p>
      <text:p text:style-name="P21"/>
      <text:p text:style-name="P21"/>
      <text:p text:style-name="P33"/>
      <text:list xml:id="list1011470382" text:continue-numbering="true" text:style-name="WWNum43">
        <text:list-item>
          <text:p text:style-name="P63">Fabricante:</text:p>
        </text:list-item>
      </text:list>
      <text:p text:style-name="P49"><text:span text:style-name="Fuente_20_de_20_párrafo_20_predeter."><text:span text:style-name="T28"/></text:span></text:p>
      <text:p text:style-name="P50"><text:span text:style-name="Fuente_20_de_20_párrafo_20_predeter."><text:span text:style-name="T22"><text:placeholder text:placeholder-type="text">&lt;if test="partner(o, 'manufacturer')"&gt;</text:placeholder></text:span></text:span></text:p>
      <text:p text:style-name="P50"><text:span text:style-name="Fuente_20_de_20_párrafo_20_predeter."><text:span text:style-name="T2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list xml:id="list2121694929" text:continue-numbering="true" text:style-name="WWNum43">
              <text:list-item>
                <text:list>
                  <text:list-header>
                    <text:p text:style-name="P72"><text:span text:style-name="T5">3.1- </text:span><text:span text:style-name="T13">Nome: </text:span><text:span text:style-name="T13"><text:placeholder text:placeholder-type="text">&lt;partner(o, 'manufacturer').name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1216456152" text:continue-numbering="true" text:style-name="WWNum43">
              <text:list-item>
                <text:list>
                  <text:list-header>
                    <text:p text:style-name="P73"><text:span text:style-name="T9">3.2 - </text:span><text:span text:style-name="T11">Endereço eletrônico: </text:span><text:bookmark-start text:name="bkmFabSite1"/><field:fieldmark-start text:name="__Fieldmark__8854_1818956443" field:type=""/><text:span text:style-name="Fuente_20_de_20_párrafo_20_predeter."><text:span text:style-name="T40"><text:placeholder text:placeholder-type="text">&lt;partner(o, 'manufacturer').email&gt;</text:placeholder></text:span></text:span><field:fieldmark-end/><text:bookmark-end text:name="bkmFabSite1"/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list xml:id="list1201623858" text:continue-numbering="true" text:style-name="WWNum43">
              <text:list-item>
                <text:list>
                  <text:list-header>
                    <text:p text:style-name="P72"><text:span text:style-name="T9">3.3 - </text:span><text:span text:style-name="T11"><text:s/>Endereço: </text:span><text:span text:style-name="T11"><text:placeholder text:placeholder-type="text">&lt;partner(o, 'manufacturer').street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1806048327" text:continue-numbering="true" text:style-name="WWNum43">
              <text:list-item>
                <text:list>
                  <text:list-header>
                    <text:p text:style-name="P73"><text:span text:style-name="T9">3.4 – </text:span><text:span text:style-name="T11">Barrio: </text:span><text:span text:style-name="T11"><text:placeholder text:placeholder-type="text">&lt;partner(o, 'manufacturer').street2&gt;</text:placeholder>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list xml:id="list834994584" text:continue-numbering="true" text:style-name="WWNum43">
              <text:list-item>
                <text:list>
                  <text:list-header>
                    <text:p text:style-name="P72"><text:span text:style-name="T9">3.5 – </text:span><text:span text:style-name="T11">Cidade: </text:span><text:span text:style-name="T11"><text:placeholder text:placeholder-type="text">&lt;partner(o, 'manufacturer').city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2129033706" text:continue-numbering="true" text:style-name="WWNum43">
              <text:list-item>
                <text:list>
                  <text:list-header>
                    <text:p text:style-name="P73"><text:span text:style-name="T9">3.6 – </text:span><text:span text:style-name="T11">U.F.: </text:span><text:span text:style-name="T11"><text:placeholder text:placeholder-type="text">&lt;partner(o, 'manufacturer').state_id.nam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83864953" text:continue-numbering="true" text:style-name="WWNum43">
              <text:list-item>
                <text:list>
                  <text:list-header>
                    <text:p text:style-name="P73"><text:span text:style-name="T9">3.7 – </text:span><text:span text:style-name="T11">CEP: </text:span><text:span text:style-name="T11"><text:placeholder text:placeholder-type="text">&lt;partner(o, 'manufacturer').zip&gt;</text:placeholder></text:span></text:p>
                  </text:list-header>
                </text:list>
              </text:list-item>
            </text:list>
          </table:table-cell>
          <table:table-cell table:style-name="Table3.A1" table:number-columns-spanned="2" office:value-type="string">
            <text:list xml:id="list276230062" text:continue-numbering="true" text:style-name="WWNum43">
              <text:list-item>
                <text:list>
                  <text:list-header>
                    <text:p text:style-name="P73"><text:span text:style-name="T9">3.8 –</text:span><text:span text:style-name="T11"> País: </text:span><text:span text:style-name="T11"><text:placeholder text:placeholder-type="text">&lt;partner(o, 'manufacturer').country_id.name&gt;</text:placeholder></text:span></text:p>
                  </text:list-header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list xml:id="list1245310537" text:continue-numbering="true" text:style-name="WWNum43">
              <text:list-header>
                <text:p text:style-name="P72"><text:span text:style-name="T9">3.9 –</text:span><text:span text:style-name="T11"> DDD: </text:span><text:span text:style-name="T11"><text:placeholder text:placeholder-type="text">&lt;partner(o, 'manufacturer').phone&gt;</text:placeholder></text:span></text:p>
              </text:list-header>
            </text:list>
          </table:table-cell>
          <table:table-cell table:style-name="Table3.A1" office:value-type="string">
            <text:list xml:id="list1272572581" text:continue-numbering="true" text:style-name="WWNum43">
              <text:list-item>
                <text:list>
                  <text:list-header>
                    <text:p text:style-name="P72"><text:span text:style-name="T9">3.10 –</text:span><text:span text:style-name="T11"> Fone: </text:span><text:span text:style-name="T11"><text:placeholder text:placeholder-type="text">&lt;partner(o, 'manufacturer').phon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608995806" text:continue-numbering="true" text:style-name="WWNum43">
              <text:list-header>
                <text:p text:style-name="P72"><text:span text:style-name="T9">3.11 –</text:span><text:span text:style-name="T11"> Fax: </text:span><text:span text:style-name="T11"><text:placeholder text:placeholder-type="text">&lt;partner(o, 'manufacturer').fax&gt;</text:placeholder></text:span></text:p>
              </text:list-header>
            </text:list>
          </table:table-cell>
          <table:table-cell table:style-name="Table3.A1" office:value-type="string">
            <text:list xml:id="list149492406" text:continue-numbering="true" text:style-name="WWNum43">
              <text:list-item>
                <text:list>
                  <text:list-header>
                    <text:p text:style-name="P73"><text:span text:style-name="T9">3.12 –</text:span><text:span text:style-name="T11"> C</text:span><text:span text:style-name="T13">elular: </text:span><text:span text:style-name="T11"><text:placeholder text:placeholder-type="text">&lt;partner(o, 'manufacturer').mobil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545972152" text:continue-numbering="true" text:style-name="WWNum43">
              <text:list-item>
                <text:list>
                  <text:list-header>
                    <text:p text:style-name="P73"><text:span text:style-name="T5">3.13 –</text:span><text:span text:style-name="T13"> CNPJ: </text:span><text:span text:style-name="T11"><text:placeholder text:placeholder-type="text">&lt;partner(o, 'manufacturer').vat&gt;</text:placeholder></text:span></text:p>
                  </text:list-header>
                </text:list>
              </text:list-item>
            </text:list>
          </table:table-cell>
        </table:table-row>
      </table:table>
      <text:p text:style-name="P58"><text:span text:style-name="Fuente_20_de_20_párrafo_20_predeter."><text:span text:style-name="T23"/></text:span></text:p>
      <text:p text:style-name="P58"><text:span text:style-name="Fuente_20_de_20_párrafo_20_predeter."><text:span text:style-name="T23"><text:placeholder text:placeholder-type="text">&lt;/if&gt;</text:placeholder></text:span></text:span></text:p>
      <text:p text:style-name="P36"><text:line-break/></text:p>
      <text:list xml:id="list1640836427" text:continue-numbering="true" text:style-name="WWNum43">
        <text:list-item>
          <text:p text:style-name="P64">Formulador:</text:p>
        </text:list-item>
      </text:list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NÃO SE APLICA. TRATA SE DE PRODUTO TÉCNICO.</text:p>
          </table:table-cell>
        </table:table-row>
      </table:table>
      <text:p text:style-name="P20"/>
      <text:list xml:id="list902349873" text:continue-numbering="true" text:style-name="WWNum43">
        <text:list-item>
          <text:p text:style-name="P65">Finalidade:</text:p>
        </text:list-item>
      </text:list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4"><text:span text:style-name="T4">(</text:span><field:fieldmark-start text:name="__Fieldmark__9006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465559350" text:continue-numbering="true" text:style-name="WWNum43">
              <text:list-item>
                <text:list>
                  <text:list-item>
                    <text:p text:style-name="P74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9021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054787683" text:continue-numbering="true" text:style-name="WWNum43">
              <text:list-item>
                <text:list>
                  <text:list-item>
                    <text:p text:style-name="P75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9036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2042189468" text:continue-numbering="true" text:style-name="WWNum43">
              <text:list-item>
                <text:list>
                  <text:list-item>
                    <text:p text:style-name="P76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4"><text:span text:style-name="T4">(</text:span><field:fieldmark-start text:name="__Fieldmark__9051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830890339" text:continue-numbering="true" text:style-name="WWNum43">
              <text:list-item>
                <text:list>
                  <text:list-item>
                    <text:p text:style-name="P77">manipulação</text:p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4"><text:span text:style-name="T4">(</text:span><field:fieldmark-start text:name="__Fieldmark__9066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100445771" text:continue-numbering="true" text:style-name="WWNum43">
              <text:list-item>
                <text:list>
                  <text:list-item>
                    <text:p text:style-name="P78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9081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217166742" text:continue-numbering="true" text:style-name="WWNum43">
              <text:list-item>
                <text:list>
                  <text:list-item>
                    <text:p text:style-name="P75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9096_1818956443" field:type=""/><text:span text:style-name="T15">  </text:span><field:fieldmark-end/><text:span text:style-name="T4">)</text:span></text:p>
          </table:table-cell>
          <table:table-cell table:style-name="Table5.B1" table:number-columns-spanned="3" office:value-type="string">
            <text:list xml:id="list792493092" text:continue-numbering="true" text:style-name="WWNum43">
              <text:list-item>
                <text:list>
                  <text:list-item>
                    <text:p text:style-name="P76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2"/>
      <text:list xml:id="list1747986790" text:continue-numbering="true" text:style-name="WWNum43">
        <text:list-item>
          <text:p text:style-name="P65">Classe de uso:</text:p>
        </text:list-item>
      </text:list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11"><text:span text:style-name="T4">(</text:span><text:bookmark-start text:name="bkmClUsoHerb1"/><field:fieldmark-start text:name="__Fieldmark__9130_1818956443" field:type=""/><text:span text:style-name="Fuente_20_de_20_párrafo_20_predeter."><text:span text:style-name="T38"><text:text-input text:description="&lt;if test=&quot;o.agronomic_class_id.name =='herbicida'&quot;&gt;">test</text:text-input></text:span></text:span><text:span text:style-name="T15">X </text:span><text:span text:style-name="Fuente_20_de_20_párrafo_20_predeter."><text:span text:style-name="T39"><text:text-input text:description="&lt;/if&gt;">&lt;/if&gt;</text:text-input></text:span></text:span><text:span text:style-name="T15"> </text:span><field:fieldmark-end/><text:bookmark-end text:name="bkmClUsoHerb1"/><text:span text:style-name="T4">)</text:span></text:p>
          </table:table-cell>
          <table:table-cell table:style-name="Table6.B1" office:value-type="string">
            <text:list xml:id="list1486330665" text:continue-numbering="true" text:style-name="WWNum43">
              <text:list-item>
                <text:list>
                  <text:list-item>
                    <text:p text:style-name="P79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Inset1"/><field:fieldmark-start text:name="__Fieldmark__9166_1818956443" field:type=""/><text:span text:style-name="Fuente_20_de_20_párrafo_20_predeter."><text:span text:style-name="T38"><text:text-input text:description="&lt;if test=&quot;o.agronomic_class_id.name =='inseticida'&quot;&gt;">test</text:text-input></text:span></text:span><text:span text:style-name="Fuente_20_de_20_párrafo_20_predeter."><text:span text:style-name="T46">X</text:span></text:span><text:span text:style-name="Fuente_20_de_20_párrafo_20_predeter."><text:span text:style-name="T45"> </text:span></text:span><text:span text:style-name="Fuente_20_de_20_párrafo_20_predeter."><text:span text:style-name="T39"><text:text-input text:description="&lt;/if&gt;">&lt;/if&gt;</text:text-input></text:span></text:span><text:span text:style-name="T15"> </text:span><field:fieldmark-end/><text:bookmark-end text:name="bkmClUsoInset1"/><text:span text:style-name="T4">)</text:span></text:p>
          </table:table-cell>
          <table:table-cell table:style-name="Table6.B1" office:value-type="string">
            <text:list xml:id="list1120770681" text:continue-numbering="true" text:style-name="WWNum43">
              <text:list-item>
                <text:list>
                  <text:list-item>
                    <text:p text:style-name="P80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Fung1"/><field:fieldmark-start text:name="__Fieldmark__9196_1818956443" field:type=""/><text:span text:style-name="Fuente_20_de_20_párrafo_20_predeter."><text:span text:style-name="T38"><text:text-input text:description="&lt;if test=&quot;o.agronomic_class_id.name =='fungicida'&quot;&gt;">test</text:text-input></text:span></text:span><text:span text:style-name="T15">X </text:span><text:span text:style-name="Fuente_20_de_20_párrafo_20_predeter."><text:span text:style-name="T39"><text:text-input text:description="&lt;/if&gt;">&lt;/if&gt;</text:text-input></text:span></text:span><text:span text:style-name="T15">  </text:span><field:fieldmark-end/><text:bookmark-end text:name="bkmClusoFung1"/><text:span text:style-name="T4">)</text:span></text:p>
          </table:table-cell>
          <table:table-cell table:style-name="Table6.B1" office:value-type="string">
            <text:list xml:id="list503841606" text:continue-numbering="true" text:style-name="WWNum43">
              <text:list-item>
                <text:list>
                  <text:list-item>
                    <text:p text:style-name="P81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11"><text:span text:style-name="T4">(</text:span><text:bookmark-start text:name="bkmClUsoOutro1"/><field:fieldmark-start text:name="__Fieldmark__9214_1818956443" field:type=""/><text:span text:style-name="T15">  </text:span><field:fieldmark-end/><text:bookmark-end text:name="bkmClUsoOutro1"/><text:span text:style-name="T4">)</text:span></text:p>
          </table:table-cell>
          <table:table-cell table:style-name="Table6.B1" office:value-type="string">
            <text:list xml:id="list1127214543" text:continue-numbering="true" text:style-name="WWNum43">
              <text:list-item>
                <text:list>
                  <text:list-item>
                    <text:p text:style-name="P82">outro:</text:p>
                  </text:list-item>
                </text:list>
              </text:list-item>
            </text:list>
            <text:p text:style-name="P11"><text:bookmark-start text:name="bkmClUsoOutro21"/><field:fieldmark-start text:name="__Fieldmark__9229_1818956443" field:type=""/><text:span text:style-name="T15">     </text:span><field:fieldmark-end/><text:bookmark-end text:name="bkmClUsoOutro21"/></text:p>
          </table:table-cell>
        </table:table-row>
      </table:table>
      <text:p text:style-name="P51"/>
      <text:list xml:id="list1893417711" text:continue-numbering="true" text:style-name="WWNum43">
        <text:list-item>
          <text:p text:style-name="P94">Modo de ação:</text:p>
        </text:list-item>
      </text:list>
      <text:p text:style-name="P34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A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1"><text:span text:style-name="T4">(</text:span><text:bookmark-start text:name="bkmModoSiste1"/><field:fieldmark-start text:name="__Fieldmark__9248_1818956443" field:type=""/><text:span text:style-name="T15">  </text:span><field:fieldmark-end/><text:bookmark-end text:name="bkmModoSiste1"/><text:span text:style-name="T4">)</text:span></text:p>
          </table:table-cell>
          <table:table-cell table:style-name="Table7.B1" office:value-type="string">
            <text:list xml:id="list1964311535" text:continue-numbering="true" text:style-name="WWNum43">
              <text:list-item>
                <text:list>
                  <text:list-item>
                    <text:p text:style-name="P83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Cont1"/><field:fieldmark-start text:name="__Fieldmark__9266_1818956443" field:type=""/><text:span text:style-name="T15">  </text:span><field:fieldmark-end/><text:bookmark-end text:name="bkmModoCont1"/><text:span text:style-name="T4">)</text:span></text:p>
          </table:table-cell>
          <table:table-cell table:style-name="Table7.B1" office:value-type="string">
            <text:list xml:id="list1184227722" text:continue-numbering="true" text:style-name="WWNum43">
              <text:list-item>
                <text:list>
                  <text:list-item>
                    <text:p text:style-name="P84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Total1"/><field:fieldmark-start text:name="__Fieldmark__9284_1818956443" field:type=""/><text:span text:style-name="T15">  </text:span><field:fieldmark-end/><text:bookmark-end text:name="bkmModoTotal1"/><text:span text:style-name="T4">)</text:span></text:p>
          </table:table-cell>
          <table:table-cell table:style-name="Table7.B1" office:value-type="string">
            <text:list xml:id="list726142418" text:continue-numbering="true" text:style-name="WWNum43">
              <text:list-item>
                <text:list>
                  <text:list-item>
                    <text:p text:style-name="P85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11"><text:span text:style-name="T4">(</text:span><text:bookmark-start text:name="bkmModoOutro1"/><field:fieldmark-start text:name="__Fieldmark__9302_1818956443" field:type=""/><text:span text:style-name="T15">  </text:span><field:fieldmark-end/><text:bookmark-end text:name="bkmModoOutro1"/><text:span text:style-name="T4">)</text:span></text:p>
          </table:table-cell>
          <table:table-cell table:style-name="Table7.B1" office:value-type="string">
            <text:list xml:id="list1907260789" text:continue-numbering="true" text:style-name="WWNum43">
              <text:list-item>
                <text:list>
                  <text:list-item>
                    <text:p text:style-name="P86"><text:span text:style-name="T3">outros:</text:span><text:bookmark-start text:name="bkmModoOutro21"/><text:span text:style-name="T3"> </text:span><field:fieldmark-start text:name="__Fieldmark__9319_1818956443" field:type=""/><text:span text:style-name="T15">  </text:span><field:fieldmark-end/><text:bookmark-end text:name="bkmModoOutro21"/></text:p>
                  </text:list-item>
                </text:list>
              </text:list-item>
            </text:list>
          </table:table-cell>
        </table:table-row>
      </table:table>
      <text:p text:style-name="P34"/>
      <text:p text:style-name="P26"><text:span text:style-name="Fuente_20_de_20_párrafo_20_predeter."><text:span text:style-name="T20"><text:text-input text:description="&lt;for each=&quot;ingredient in o.cqq_ids&quot;&gt;">&lt;for each="ingredient in o.cqq_ids"&gt;</text:text-input></text:span></text:span></text:p>
      <text:list xml:id="list221938199" text:continue-numbering="true" text:style-name="WWNum43">
        <text:list-item>
          <text:p text:style-name="P59"><text:span text:style-name="T4">Ingrediente ativo (</text:span><text:bookmark-start text:name="bkmIngCom1"/><field:fieldmark-start text:name="__Fieldmark__9343_1818956443" field:type=""/><text:span text:style-name="Fuente_20_de_20_párrafo_20_predeter."><text:span text:style-name="T31"><text:text-input text:description="&lt;ingredient.ingredient_id.common_international_name&gt;">&lt;ingredient.ingredient_id.common_international_name&gt;</text:text-input></text:span></text:span><field:fieldmark-end/><text:bookmark-end text:name="bkmIngCom1"/><text:span text:style-name="T4">):</text:span></text:p>
        </text:list-item>
      </text:list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list xml:id="list1896504249" text:continue-numbering="true" text:style-name="WWNum43">
              <text:list-item>
                <text:list>
                  <text:list-item>
                    <text:p text:style-name="P88">Nome químico na grafia internacional (de acordo com a nomenclatura IUPAC):</text:p>
                  </text:list-item>
                </text:list>
              </text:list-item>
            </text:list>
            <text:p text:style-name="P38"><text:bookmark-start text:name="bkmIngNomeInt1"/><field:fieldmark-start text:name="__Fieldmark__9363_1818956443" field:type=""/><text:span text:style-name="Fuente_20_de_20_párrafo_20_predeter."><text:span text:style-name="T32"><text:text-input text:description="&lt;ingredient.ingredient_id.scientific_name&gt;">&lt;ingredient.ingredient_id.scientific_name&gt;</text:text-input></text:span></text:span><field:fieldmark-end/><text:bookmark-end text:name="bkmIngNomeInt1"/></text:p>
          </table:table-cell>
          <table:covered-table-cell/>
        </table:table-row>
        <text:soft-page-break/>
        <table:table-row table:style-name="Table8.1">
          <table:table-cell table:style-name="Table8.A1" table:number-columns-spanned="2" office:value-type="string">
            <text:list xml:id="list1534563442" text:continue-numbering="true" text:style-name="WWNum43">
              <text:list-item>
                <text:list>
                  <text:list-item>
                    <text:p text:style-name="P88">Nome químico em português (IUPAC):</text:p>
                  </text:list-item>
                </text:list>
              </text:list-item>
            </text:list>
            <text:p text:style-name="P37"><field:fieldmark-start text:name="__Fieldmark__9373_1818956443" field:type=""/><field:fieldmark-end/><text:span text:style-name="Fuente_20_de_20_párrafo_20_predeter."><text:span text:style-name="T34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38"><text:text-input text:description="&lt;if test=&quot;chemicalname.ingredient_name_category_id.name =='Chemical Name'&quot;&gt;">&lt;if test="chemicalname.ingredient_name_category_id.name =='Chemical Name'"&gt;</text:text-input></text:span></text:span></text:p>
            <text:p text:style-name="P38"><text:span text:style-name="Fuente_20_de_20_párrafo_20_predeter."><text:span text:style-name="T36"><text:text-input text:description="&lt;chemicalname.name&gt;">&lt;chemicalname.name&gt;</text:text-input></text:span></text:span></text:p>
            <text:p text:style-name="P43"><text:span text:style-name="Fuente_20_de_20_párrafo_20_predeter."><text:span text:style-name="T39"><text:text-input text:description="&lt;/if&gt;">&lt;/if&gt;</text:text-input></text:span></text:span></text:p>
            <text:p text:style-name="P28"><text:span text:style-name="Fuente_20_de_20_párrafo_20_predeter."><text:span text:style-name="T37"><text:text-input text:description="&lt;/for&gt;">&lt;/for&gt;</text:text-input></text:span></text:span></text:p>
          </table:table-cell>
          <table:covered-table-cell/>
        </table:table-row>
        <table:table-row table:style-name="Table8.3">
          <table:table-cell table:style-name="Table8.A1" office:value-type="string">
            <text:list xml:id="list1025670756" text:continue-numbering="true" text:style-name="WWNum43">
              <text:list-item>
                <text:list>
                  <text:list-item>
                    <text:p text:style-name="P89"><text:span text:style-name="T7"><text:s/></text:span><text:span text:style-name="T3">Nome comum (padrão ISO, ANSI, BSI):</text:span></text:p>
                  </text:list-item>
                </text:list>
              </text:list-item>
            </text:list>
            <text:p text:style-name="P40"><text:bookmark-start text:name="bkmIngComInt1"/><field:fieldmark-start text:name="__Fieldmark__9424_1818956443" field:type=""/><text:span text:style-name="Fuente_20_de_20_párrafo_20_predeter."><text:span text:style-name="T33"><text:text-input text:description="&lt;ingredient.ingredient_id.common_international_name&gt;">&lt;ingredient.ingredient_id.common_international_name&gt;</text:text-input></text:span></text:span><field:fieldmark-end/><text:bookmark-end text:name="bkmIngComInt1"/></text:p>
          </table:table-cell>
          <table:table-cell table:style-name="Table8.A1" office:value-type="string">
            <text:list xml:id="list1846792281" text:continue-numbering="true" text:style-name="WWNum43">
              <text:list-item>
                <text:list>
                  <text:list-item>
                    <text:p text:style-name="P88">Nome comum em português:</text:p>
                  </text:list-item>
                </text:list>
              </text:list-item>
            </text:list>
            <text:p text:style-name="P39"><field:fieldmark-start text:name="__Fieldmark__9439_1818956443" field:type=""/><text:span text:style-name="Fuente_20_de_20_párrafo_20_predeter."><text:span text:style-name="T32"><text:text-input text:description="&lt;ingredient.ingredient_id.name&gt;">&lt;ingredient.ingredient_id.name&gt;</text:text-input></text:span></text:span><field:fieldmark-end/><text:span text:style-name="T6"> </text:span></text:p>
          </table:table-cell>
        </table:table-row>
        <table:table-row table:style-name="Table8.4">
          <table:table-cell table:style-name="Table8.A1" office:value-type="string">
            <text:list xml:id="list1587166368" text:continue-numbering="true" text:style-name="WWNum43">
              <text:list-item>
                <text:list>
                  <text:list-item>
                    <text:p text:style-name="P88">Entidade que aprovou o nome em português:</text:p>
                  </text:list-item>
                </text:list>
              </text:list-item>
            </text:list>
            <text:p text:style-name="P42">ANVISA</text:p>
          </table:table-cell>
          <table:table-cell table:style-name="Table8.A1" office:value-type="string">
            <text:list xml:id="list1270638791" text:continue-numbering="true" text:style-name="WWNum43">
              <text:list-item>
                <text:list>
                  <text:list-item>
                    <text:p text:style-name="P90"><text:span text:style-name="T3">n</text:span><text:span text:style-name="T16">o</text:span><text:span text:style-name="T3"> código CAS: </text:span></text:p>
                  </text:list-item>
                </text:list>
              </text:list-item>
            </text:list>
            <text:p text:style-name="P41"><text:bookmark-start text:name="bkmIngCas1"/><field:fieldmark-start text:name="__Fieldmark__9466_1818956443" field:type=""/><text:span text:style-name="Fuente_20_de_20_párrafo_20_predeter."><text:span text:style-name="T32"><text:text-input text:description="&lt;ingredient.ingredient_id.cas&gt;">&lt;ingredient.ingredient_id.cas&gt;</text:text-input></text:span></text:span><field:fieldmark-end/><text:bookmark-end text:name="bkmIngCas1"/></text:p>
          </table:table-cell>
        </table:table-row>
        <table:table-row table:style-name="Table8.4">
          <table:table-cell table:style-name="Table8.A1" office:value-type="string">
            <text:list xml:id="list913357143" text:continue-numbering="true" text:style-name="WWNum43">
              <text:list-item>
                <text:list>
                  <text:list-item>
                    <text:p text:style-name="P87"><text:span text:style-name="T7"><text:s/></text:span><text:span text:style-name="T3">Grupo químico em português: </text:span></text:p>
                  </text:list-item>
                </text:list>
              </text:list-item>
            </text:list>
            <text:p text:style-name="P37"><field:fieldmark-start text:name="__Fieldmark__9485_1818956443" field:type=""/><text:span text:style-name="Fuente_20_de_20_párrafo_20_predeter."><text:span text:style-name="T32"><text:text-input text:description="&lt;ingredient.ingredient_id.cas&gt;">&lt;ingredient.ingredient_id.cas&gt;</text:text-input></text:span></text:span><field:fieldmark-end/></text:p>
          </table:table-cell>
          <table:table-cell table:style-name="Table8.A1" office:value-type="string">
            <text:list xml:id="list680993274" text:continue-numbering="true" text:style-name="WWNum43">
              <text:list-item>
                <text:list>
                  <text:list-item>
                    <text:p text:style-name="P89"><text:span text:style-name="T7"><text:s/></text:span><text:span text:style-name="T3">Sinonímia:</text:span></text:p>
                  </text:list-item>
                </text:list>
              </text:list-item>
            </text:list>
            <text:p text:style-name="P40"><text:bookmark-start text:name="bkmIngSin1"/><field:fieldmark-start text:name="__Fieldmark__9498_1818956443" field:type=""/><field:fieldmark-end/><text:bookmark-end text:name="bkmIngSin1"/><text:span text:style-name="Fuente_20_de_20_párrafo_20_predeter."><text:span text:style-name="T34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24"><text:text-input text:description="&lt;if test=&quot;chemicalname.ingredient_name_category_id.name =='Synonymy'&quot;&gt;">&lt;if test="chemicalname.ingredient_name_category_id.name =='Synonymy'"&gt;</text:text-input></text:span></text:span></text:p>
            <text:p text:style-name="P38"><text:span text:style-name="Fuente_20_de_20_párrafo_20_predeter."><text:span text:style-name="T36"><text:text-input text:description="&lt;chemicalname.name&gt;">&lt;chemicalname.name&gt;</text:text-input></text:span></text:span></text:p>
            <text:p text:style-name="P43"><text:span text:style-name="Fuente_20_de_20_párrafo_20_predeter."><text:span text:style-name="T39"><text:text-input text:description="&lt;/if&gt;">&lt;/if&gt;</text:text-input></text:span></text:span></text:p>
            <text:p text:style-name="P40"><text:span text:style-name="Fuente_20_de_20_párrafo_20_predeter."><text:span text:style-name="T37"><text:text-input text:description="&lt;/for&gt;">&lt;/for&gt;</text:text-input></text:span></text:span></text:p>
          </table:table-cell>
        </table:table-row>
        <table:table-row table:style-name="Table8.6">
          <table:table-cell table:style-name="Table8.A6" office:value-type="string">
            <text:list xml:id="list1848372571" text:continue-numbering="true" text:style-name="WWNum43">
              <text:list-item>
                <text:list>
                  <text:list-item>
                    <text:p text:style-name="P88">Fórmula bruta:</text:p>
                  </text:list-item>
                </text:list>
              </text:list-item>
            </text:list>
            <text:p text:style-name="P40"><text:bookmark-start text:name="bkmIngForm1"/><field:fieldmark-start text:name="__Fieldmark__9547_1818956443" field:type=""/><text:span text:style-name="Fuente_20_de_20_párrafo_20_predeter."><text:span text:style-name="T33"><text:text-input text:description="&lt;ingredient.ingredient_id.ingredient_group_id.name&gt;">&lt;ingredient.ingredient_id.ingredient_group_id.name&gt;</text:text-input></text:span></text:span><field:fieldmark-end/><text:bookmark-end text:name="bkmIngForm1"/></text:p>
          </table:table-cell>
          <table:table-cell table:style-name="Table8.B6" office:value-type="string">
            <text:list xml:id="list1031587523" text:continue-numbering="true" text:style-name="WWNum43">
              <text:list-item>
                <text:list>
                  <text:list-item>
                    <text:p text:style-name="P89"><text:span text:style-name="T8"><text:s/></text:span><text:span text:style-name="T4">Fórmula estrutural:</text:span></text:p>
                  </text:list-item>
                </text:list>
              </text:list-item>
            </text:list>
            <text:p text:style-name="P40"><draw:frame draw:style-name="fr1" draw:name="image: asimage(ingredient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-start text:name="bkmIngEstr1"/><field:fieldmark-start text:name="__Fieldmark__9566_1818956443" field:type=""/><field:fieldmark-end/><text:bookmark-end text:name="bkmIngEstr1"/></text:p>
          </table:table-cell>
        </table:table-row>
      </table:table>
      <text:p text:style-name="P44"/>
      <text:p text:style-name="P29"><text:span text:style-name="Fuente_20_de_20_párrafo_20_predeter."><text:span text:style-name="T23"><text:text-input text:description="&lt;/for&gt;">&lt;/for&gt;</text:text-input></text:span></text:span></text:p>
      <text:list xml:id="list730336003" text:style-name="L1">
        <text:list-header>
          <text:p text:style-name="P97"/>
          <text:p text:style-name="P98">8. <text:s/>Produto:</text:p>
        </text:list-header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list xml:id="list48219751" text:continue-list="list1031587523" text:style-name="WWNum43">
              <text:list-item>
                <text:list>
                  <text:list-item>
                    <text:p text:style-name="P91"><text:span text:style-name="T7">Marca comercial: </text:span><text:bookmark-start text:name="bkmProdName31"/><field:fieldmark-start text:name="__Fieldmark__9593_1818956443" field:type=""/><text:span text:style-name="T18"><text:text-input text:description="&lt;o.technical_product_id.name&gt;">&lt;o.technical_product_id.name&gt;</text:text-input></text:span><field:fieldmark-end/><text:bookmark-end text:name="bkmProdName31"/></text:p>
                  </text:list-item>
                </text:list>
              </text:list-item>
            </text:list>
          </table:table-cell>
          <table:covered-table-cell/>
        </table:table-row>
        <table:table-row table:style-name="Table9.2">
          <table:table-cell table:style-name="Table9.A1" office:value-type="string">
            <text:list xml:id="list1310463323" text:continue-numbering="true" text:style-name="WWNum43">
              <text:list-item>
                <text:list>
                  <text:list-item>
                    <text:p text:style-name="P92">Código ou nome atribuído durante fase experimental:</text:p>
                  </text:list-item>
                </text:list>
              </text:list-item>
            </text:list>
            <text:p text:style-name="P45"><text:span text:style-name="T3"><text:s/></text:span><field:fieldmark-start text:name="__Fieldmark__9608_1818956443" field:type=""/><text:span text:style-name="T18"><text:text-input text:description="&lt;o.technical_product_id.default_code&gt;">&lt;o.technical_product_id.default_code&gt;</text:text-input></text:span><field:fieldmark-end/></text:p>
          </table:table-cell>
          <table:table-cell table:style-name="Table9.A1" office:value-type="string">
            <text:list xml:id="list1902675369" text:continue-numbering="true" text:style-name="WWNum43">
              <text:list-item>
                <text:list>
                  <text:list-item>
                    <text:p text:style-name="P92">Forma de apresentação (tipo de formulação): </text:p>
                  </text:list-item>
                </text:list>
              </text:list-item>
            </text:list>
            <text:p text:style-name="P46"><text:s/>Não se aplica. Trata-se de produto técnico.</text:p>
          </table:table-cell>
        </table:table-row>
      </table:table>
      <text:p text:style-name="P52"/>
      <text:list xml:id="list1482517075" text:continue-numbering="true" text:style-name="WWNum43">
        <text:list-item>
          <text:p text:style-name="P95">Embalagens:</text:p>
          <text:p text:style-name="P60"><text:span text:style-name="Fuente_20_de_20_párrafo_20_predeter."><text:span text:style-name="T42"/></text:span></text:p>
          <text:p text:style-name="P95"/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Tipo de embalagem:</text:p>
            <text:p text:style-name="P8"><text:span text:style-name="Fuente_20_de_20_párrafo_20_predeter."><text:span text:style-name="T43"/></text:span></text:p>
          </table:table-cell>
          <table:table-cell table:style-name="Table10.A1" office:value-type="string">
            <text:p text:style-name="P9">Material:</text:p>
          </table:table-cell>
          <table:table-cell table:style-name="Table10.A1" office:value-type="string">
            <text:p text:style-name="P9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35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6"/>
          </table:table-cell>
        </table:table-row>
        <text:soft-page-break/>
        <table:table-row table:style-name="Table10.2">
          <table:table-cell table:style-name="Table10.A3" office:value-type="string">
            <text:p text:style-name="P14"><field:fieldmark-start text:name="__Fieldmark__9663_1818956443" field:type=""/><text:span text:style-name="T19"><text:text-input text:description="&lt;packaging.internal_packaging_type_id.name&gt;">&lt;packaging.internal_packaging_type_id.name&gt;</text:text-input></text:span><field:fieldmark-end/></text:p>
          </table:table-cell>
          <table:table-cell table:style-name="Table10.A3" office:value-type="string">
            <text:p text:style-name="P17"><text:bookmark-start text:name="bkmEmbMaterial1"/><field:fieldmark-start text:name="__Fieldmark__9673_1818956443" field:type=""/><text:span text:style-name="T18"><text:text-input text:description="&lt;packaging.internal_packaging_material_id.name&gt;">&lt;packaging.internal_packaging_material_id.name&gt;</text:text-input></text:span><field:fieldmark-end/><text:bookmark-end text:name="bkmEmbMaterial1"/></text:p>
          </table:table-cell>
          <table:table-cell table:style-name="Table10.A3" office:value-type="string">
            <text:p text:style-name="P14"><text:bookmark-start text:name="bkmEmbCapacidade1"/><field:fieldmark-start text:name="__Fieldmark__9692_1818956443" field:type=""/><text:span text:style-name="Fuente_20_de_20_párrafo_20_predeter."><text:span text:style-name="T35"><text:text-input text:description="&lt;for each=&quot;capacity in packaging.packaging_capacity_ids&quot;&gt;">&lt;for each="capacity in packaging.packaging_capacity_ids"&gt;</text:text-input></text:span></text:span><text:span text:style-name="Fuente_20_de_20_párrafo_20_predeter."><text:span text:style-name="T41"><text:text-input text:description="&lt;capacity.name&gt;">&lt;capacity.name&gt;</text:text-input></text:span></text:span><field:fieldmark-end/><text:span text:style-name="Fuente_20_de_20_párrafo_20_predeter."><text:span text:style-name="T29"> <text:s text:c="4"/>_</text:span></text:span><text:span text:style-name="Fuente_20_de_20_párrafo_20_predeter."><text:span text:style-name="T41"><text:text-input text:description="&lt;capacity.uom_id.name&gt;">&lt;capacity.uom_id.name&gt;</text:text-input></text:span></text:span><text:bookmark-end text:name="bkmEmbCapacidade1"/><text:span text:style-name="Fuente_20_de_20_párrafo_20_predeter."><text:span text:style-name="T29">; </text:span></text:span><text:span text:style-name="Fuente_20_de_20_párrafo_20_predeter."><text:span text:style-name="T36"><text:text-input text:description="&lt;/for&gt;">&lt;/for&gt;</text:text-input></text:span></text:span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0"><text:span text:style-name="Fuente_20_de_20_párrafo_20_predeter."><text:span text:style-name="T27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1"><text:text-input text:description="&lt;packaging.external_packaging_type_id.name&gt;">&lt;packaging.external_packaging_type_id.name&gt;</text:text-input></text:p>
          </table:table-cell>
          <table:table-cell table:style-name="Table10.A3" office:value-type="string">
            <text:p text:style-name="P18"><text:text-input text:description="&lt;packaging.external_packaging_material_id.name&gt;">&lt;packaging.external_packaging_material_id.name&gt;</text:text-input></text:p>
          </table:table-cell>
          <table:table-cell table:style-name="Table10.A3" office:value-type="string">
            <text:p text:style-name="P18"><text:text-input text:description="&lt;packaging.external_quantity&gt;">&lt;packaging.external_quantity&gt;</text:text-input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</table:table>
      <text:p text:style-name="P5"/>
      <text:p text:style-name="P27"><text:span text:style-name="Fuente_20_de_20_párrafo_20_predeter."><text:span text:style-name="T23"/></text:span></text:p>
      <text:p text:style-name="P5"/>
      <text:p text:style-name="P7">Nestes termos,</text:p>
      <text:p text:style-name="P7">Pede Deferimento.</text:p>
      <text:p text:style-name="P7"/>
      <text:p text:style-name="P5"/>
      <text:p text:style-name="P12"><text:span text:style-name="T3">Curitiba, </text:span><text:bookmark-start text:name="bkmData1"/><field:fieldmark-start text:name="__Fieldmark__9795_1818956443" field:type=""/><text:span text:style-name="T3"><text:text-input text:description="&lt;today()&gt;">today</text:text-input></text:span><field:fieldmark-end/><text:bookmark-end text:name="bkmData1"/></text:p>
      <text:p text:style-name="P5"/>
      <text:h text:style-name="P93" text:outline-level="2"/>
      <text:p text:style-name="P10"/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ALTA – América Latina Tecnologia Agrícola</text:p>
            <text:p text:style-name="P14"><text:span text:style-name="T3"><text:text-input text:description="&lt;o.proxy_id.function&gt;">&lt;o.proxy_id.function&gt;</text:text-input></text:span><text:span text:style-name="T3"> <text:s/></text:span><text:span text:style-name="T3"><text:text-input text:description="&lt;o.proxy_id.name&gt;">&lt;o.proxy_id.name&gt;</text:text-input></text:span><text:span text:style-name="T3"> <text:s text:c="2"/></text:span><text:span text:style-name="T3"><text:text-input text:description="&lt;o.proxy_id.state_registration_code&gt;">&lt;o.proxy_id.state_registration_code&gt;</text:text-input></text:span></text:p>
            <text:p text:style-name="P8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5in" fo:margin-left="1.0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M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MP3" style:family="paragraph" style:parent-style-name="Footer">
      <style:paragraph-properties fo:padding="0in" fo:border="none"/>
    </style:style>
    <style:style style:name="MP4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9839in" fo:margin-bottom="0.3937in" fo:margin-left="0.5909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17in" fo:margin-left="0in" fo:margin-right="0in" fo:margin-bottom="0.552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bkmProdName"/><text:text-input text:description="&lt;o.technical_product_id.name&gt;">&lt;o.technical_product_id.name&gt;</text:text-input></text:p>
        <text:p text:style-name="MP2"/>
      </style:header>
      <style:footer>
        <text:p text:style-name="Footer"/>
      </style:footer>
      <style:footer-left>
        <text:p text:style-name="MP3"><text:span text:style-name="page_20_number"><text:page-number text:select-page="current">4</text:page-number></text:span></text:p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35</meta:editing-cycles>
    <meta:print-date>2010-05-12T17:07:00</meta:print-date>
    <meta:creation-date>2013-06-19T19:39:32</meta:creation-date>
    <dc:date>2013-06-27T11:13:13</dc:date>
    <meta:editing-duration>PT5H56M59S</meta:editing-duration>
    <meta:generator>LibreOffice/3.5$Linux_X86_64 LibreOffice_project/350m1$Build-2</meta:generator>
    <meta:document-statistic meta:table-count="12" meta:image-count="0" meta:object-count="0" meta:page-count="4" meta:paragraph-count="147" meta:word-count="645" meta:character-count="5068" meta:non-whitespace-character-count="4679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